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700000249B42CB8CB.png" manifest:media-type="image/png"/>
  <manifest:file-entry manifest:full-path="Pictures/100000010000015800000132BA9DF94B.png" manifest:media-type="image/png"/>
  <manifest:file-entry manifest:full-path="Pictures/10000001000001D300000132D2E886D8.png" manifest:media-type="image/png"/>
  <manifest:file-entry manifest:full-path="Pictures/1000000100000209000001498742C6FC.png" manifest:media-type="image/png"/>
  <manifest:file-entry manifest:full-path="Pictures/10000001000002030000013211FBC2FF.png" manifest:media-type="image/png"/>
  <manifest:file-entry manifest:full-path="Pictures/10000001000001C20000015EB09834D6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4195454183052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41954541830527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4195486824930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4195486824930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4195400878500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4170827069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41953364559180" text:continue-list="list1419540087850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4170827069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41953646862656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41953333036192" text:continue-list="list1419533645591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41953646862656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419533330361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><draw:frame draw:style-name="fr7" draw:name="图像7" text:anchor-type="char" svg:width="17cm" svg:height="7.449cm" draw:z-index="7"><draw:image xlink:href="Pictures/100000010000053700000249B42CB8CB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79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651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905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667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08T14:19:52.622082211</dc:date>
    <meta:editing-duration>P1DT17H21M50S</meta:editing-duration>
    <meta:editing-cycles>171</meta:editing-cycles>
    <meta:generator>LibreOffice/25.8.1.1$Linux_X86_64 LibreOffice_project/580$Build-1</meta:generator>
    <meta:document-statistic meta:table-count="20" meta:image-count="8" meta:object-count="0" meta:page-count="43" meta:paragraph-count="940" meta:word-count="17028" meta:character-count="19138" meta:non-whitespace-character-count="18518"/>
  </office:meta>
</office:document-meta>
</file>